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70.64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66.76pt"/>
    </style:style>
    <style:style style:name="co8" style:family="table-column">
      <style:table-column-properties fo:break-before="auto" style:column-width="77.7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3">
          <table:table-cell office:value-type="string" calcext:value-type="string">
            <text:p>Davis Pirate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Home</text:p>
          </table:table-cell>
          <table:table-cell table:style-name="ce2" office:value-type="date" office:date-value="1995-01-27" calcext:value-type="date">
            <text:p>01/27/95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3">
          <table:table-cell office:value-type="string" calcext:value-type="string">
            <text:p>Spoh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3]; [.B3]/[.C3]; 0)" office:value-type="percentage" office:value="0.5" calcext:value-type="percentage">
            <text:p>50.00%</text:p>
          </table:table-cell>
          <table:table-cell table:formula="of:=IF([.E3]; [.D3]/[.E3]; 0)" office:value-type="percentage" office:value="0.5" calcext:value-type="percentage">
            <text:p>50.00%</text:p>
          </table:table-cell>
          <table:table-cell table:formula="of:=IF([.C3]+[.E3]; ([.B3]+[.D3])/([.C3]+[.E3]); 0)" office:value-type="percentage" office:value="0.5" calcext:value-type="percentage">
            <text:p>50.00%</text:p>
          </table:table-cell>
          <table:table-cell table:formula="of:=IF([.G3]; [.F3]/[.G3]; 0)" office:value-type="percentage" office:value="0.5" calcext:value-type="percentage">
            <text:p>50.00%</text:p>
          </table:table-cell>
          <table:table-cell table:formula="of:=SUM([.H3:.I3])" office:value-type="float" office:value="2" calcext:value-type="float">
            <text:p>2</text:p>
          </table:table-cell>
          <table:table-cell table:formula="of:=2*[.B3]+3*[.D3]+[.F3]" office:value-type="float" office:value="12" calcext:value-type="float">
            <text:p>1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ck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1" calcext:value-type="percentage">
            <text:p>100.00%</text:p>
          </table:table-cell>
          <table:table-cell table:formula="of:=IF([.E4]; [.D4]/[.E4]; 0)" office:value-type="percentage" office:value="0.5" calcext:value-type="percentage">
            <text:p>50.00%</text:p>
          </table:table-cell>
          <table:table-cell table:formula="of:=IF([.C4]+[.E4]; ([.B4]+[.D4])/([.C4]+[.E4]); 0)" office:value-type="percentage" office:value="0.666666666666667" calcext:value-type="percentage">
            <text:p>66.67%</text:p>
          </table:table-cell>
          <table:table-cell table:formula="of:=IF([.G4]; [.F4]/[.G4]; 0)" office:value-type="percentage" office:value="0.857142857142857" calcext:value-type="percentage">
            <text:p>85.71%</text:p>
          </table:table-cell>
          <table:table-cell table:formula="of:=SUM([.H4:.I4])" office:value-type="float" office:value="3" calcext:value-type="float">
            <text:p>3</text:p>
          </table:table-cell>
          <table:table-cell table:formula="of:=2*[.B4]+3*[.D4]+[.F4]" office:value-type="float" office:value="11" calcext:value-type="float">
            <text:p>1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efken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o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0" calcext:value-type="percentage">
            <text:p>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0" calcext:value-type="percentage">
            <text:p>0.00%</text:p>
          </table:table-cell>
          <table:table-cell table:formula="of:=IF([.G6]; [.F6]/[.G6]; 0)" office:value-type="percentage" office:value="0" calcext:value-type="percentage">
            <text:p>0.00%</text:p>
          </table:table-cell>
          <table:table-cell table:formula="of:=SUM([.H6:.I6])" office:value-type="float" office:value="1" calcext:value-type="float">
            <text:p>1</text:p>
          </table:table-cell>
          <table:table-cell table:formula="of:=2*[.B6]+3*[.D6]+[.F6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eed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bertso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0.833333333333333" calcext:value-type="percentage">
            <text:p>83.33%</text:p>
          </table:table-cell>
          <table:table-cell table:formula="of:=IF([.E8]; [.D8]/[.E8]; 0)" office:value-type="percentage" office:value="0.4" calcext:value-type="percentage">
            <text:p>40.00%</text:p>
          </table:table-cell>
          <table:table-cell table:formula="of:=IF([.C8]+[.E8]; ([.B8]+[.D8])/([.C8]+[.E8]); 0)" office:value-type="percentage" office:value="0.636363636363636" calcext:value-type="percentage">
            <text:p>63.64%</text:p>
          </table:table-cell>
          <table:table-cell table:formula="of:=IF([.G8]; [.F8]/[.G8]; 0)" office:value-type="percentage" office:value="1" calcext:value-type="percentage">
            <text:p>100.00%</text:p>
          </table:table-cell>
          <table:table-cell table:formula="of:=SUM([.H8:.I8])" office:value-type="float" office:value="1" calcext:value-type="float">
            <text:p>1</text:p>
          </table:table-cell>
          <table:table-cell table:formula="of:=2*[.B8]+3*[.D8]+[.F8]" office:value-type="float" office:value="20" calcext:value-type="float">
            <text:p>2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chulz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9]; [.B9]/[.C9]; 0)" office:value-type="percentage" office:value="0.666666666666667" calcext:value-type="percentage">
            <text:p>66.67%</text:p>
          </table:table-cell>
          <table:table-cell table:formula="of:=IF([.E9]; [.D9]/[.E9]; 0)" office:value-type="percentage" office:value="1" calcext:value-type="percentage">
            <text:p>100.00%</text:p>
          </table:table-cell>
          <table:table-cell table:formula="of:=IF([.C9]+[.E9]; ([.B9]+[.D9])/([.C9]+[.E9]); 0)" office:value-type="percentage" office:value="0.714285714285714" calcext:value-type="percentage">
            <text:p>71.43%</text:p>
          </table:table-cell>
          <table:table-cell table:formula="of:=IF([.G9]; [.F9]/[.G9]; 0)" office:value-type="percentage" office:value="1" calcext:value-type="percentage">
            <text:p>100.00%</text:p>
          </table:table-cell>
          <table:table-cell table:formula="of:=SUM([.H9:.I9])" office:value-type="float" office:value="10" calcext:value-type="float">
            <text:p>10</text:p>
          </table:table-cell>
          <table:table-cell table:formula="of:=2*[.B9]+3*[.D9]+[.F9]" office:value-type="float" office:value="19" calcext:value-type="float">
            <text:p>1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s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C10]; [.B10]/[.C10]; 0)" office:value-type="percentage" office:value="0.25" calcext:value-type="percentage">
            <text:p>25.00%</text:p>
          </table:table-cell>
          <table:table-cell table:formula="of:=IF([.E10]; [.D10]/[.E10]; 0)" office:value-type="percentage" office:value="0.25" calcext:value-type="percentage">
            <text:p>25.00%</text:p>
          </table:table-cell>
          <table:table-cell table:formula="of:=IF([.C10]+[.E10]; ([.B10]+[.D10])/([.C10]+[.E10]); 0)" office:value-type="percentage" office:value="0.25" calcext:value-type="percentage">
            <text:p>25.00%</text:p>
          </table:table-cell>
          <table:table-cell table:formula="of:=IF([.G10]; [.F10]/[.G10]; 0)" office:value-type="percentage" office:value="0" calcext:value-type="percentage">
            <text:p>0.00%</text:p>
          </table:table-cell>
          <table:table-cell table:formula="of:=SUM([.H10:.I10])" office:value-type="float" office:value="5" calcext:value-type="float">
            <text:p>5</text:p>
          </table:table-cell>
          <table:table-cell table:formula="of:=2*[.B10]+3*[.D10]+[.F10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h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.2" calcext:value-type="percentage">
            <text:p>20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.2" calcext:value-type="percentage">
            <text:p>20.00%</text:p>
          </table:table-cell>
          <table:table-cell table:formula="of:=IF([.G11]; [.F11]/[.G11]; 0)" office:value-type="percentage" office:value="0.5" calcext:value-type="percentage">
            <text:p>50.00%</text:p>
          </table:table-cell>
          <table:table-cell table:formula="of:=SUM([.H11:.I11])" office:value-type="float" office:value="3" calcext:value-type="float">
            <text:p>3</text:p>
          </table:table-cell>
          <table:table-cell table:formula="of:=2*[.B11]+3*[.D11]+[.F11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oleman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2]; [.B12]/[.C12]; 0)" office:value-type="percentage" office:value="0" calcext:value-type="percentage">
            <text:p>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0" calcext:value-type="percentage">
            <text:p>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0" calcext:value-type="float">
            <text:p>0</text:p>
          </table:table-cell>
          <table:table-cell table:formula="of:=2*[.B12]+3*[.D12]+[.F1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3" table:number-rows-repeated="4">
          <table:table-cell table:number-columns-repeated="1020"/>
        </table:table-row>
        <table:table-row table:style-name="ro3">
          <table:table-cell office:value-type="string" calcext:value-type="string">
            <text:p>Totals</text:p>
          </table:table-cell>
          <table:table-cell table:formula="of:=SUM([.B3:.B13])" office:value-type="float" office:value="15" calcext:value-type="float">
            <text:p>15</text:p>
          </table:table-cell>
          <table:table-cell table:formula="of:=SUM([.C3:.C13])" office:value-type="float" office:value="28" calcext:value-type="float">
            <text:p>28</text:p>
          </table:table-cell>
          <table:table-cell table:formula="of:=SUM([.D3:.D13])" office:value-type="float" office:value="6" calcext:value-type="float">
            <text:p>6</text:p>
          </table:table-cell>
          <table:table-cell table:formula="of:=SUM([.E3:.E13])" office:value-type="float" office:value="14" calcext:value-type="float">
            <text:p>14</text:p>
          </table:table-cell>
          <table:table-cell table:formula="of:=SUM([.F3:.F13])" office:value-type="float" office:value="22" calcext:value-type="float">
            <text:p>22</text:p>
          </table:table-cell>
          <table:table-cell table:formula="of:=SUM([.G3:.G13])" office:value-type="float" office:value="27" calcext:value-type="float">
            <text:p>27</text:p>
          </table:table-cell>
          <table:table-cell table:formula="of:=SUM([.H3:.H13])" office:value-type="float" office:value="6" calcext:value-type="float">
            <text:p>6</text:p>
          </table:table-cell>
          <table:table-cell table:formula="of:=SUM([.I3:.I13])" office:value-type="float" office:value="19" calcext:value-type="float">
            <text:p>19</text:p>
          </table:table-cell>
          <table:table-cell table:formula="of:=SUM([.J3:.J13])" office:value-type="float" office:value="7" calcext:value-type="float">
            <text:p>7</text:p>
          </table:table-cell>
          <table:table-cell table:formula="of:=SUM([.K3:.K13])" office:value-type="float" office:value="13" calcext:value-type="float">
            <text:p>13</text:p>
          </table:table-cell>
          <table:table-cell table:formula="of:=SUM([.L3:.L13])" office:value-type="float" office:value="13" calcext:value-type="float">
            <text:p>13</text:p>
          </table:table-cell>
          <table:table-cell table:formula="of:=SUM([.M3:.M13])" office:value-type="float" office:value="9" calcext:value-type="float">
            <text:p>9</text:p>
          </table:table-cell>
          <table:table-cell table:formula="of:=SUM([.N3:.N13])" office:value-type="float" office:value="6" calcext:value-type="float">
            <text:p>6</text:p>
          </table:table-cell>
          <table:table-cell/>
          <table:table-cell table:formula="of:=[.B18]/[.C18]" office:value-type="percentage" office:value="0.535714285714286" calcext:value-type="percentage">
            <text:p>53.57%</text:p>
          </table:table-cell>
          <table:table-cell table:formula="of:=[.D18]/[.E18]" office:value-type="percentage" office:value="0.428571428571429" calcext:value-type="percentage">
            <text:p>42.86%</text:p>
          </table:table-cell>
          <table:table-cell table:formula="of:=IF([.C18]+[.E18]; ([.B18]+[.D18])/([.C18]+[.E18]); 0)" office:value-type="percentage" office:value="0.5" calcext:value-type="percentage">
            <text:p>50.00%</text:p>
          </table:table-cell>
          <table:table-cell table:formula="of:=[.F18]/[.G18]" office:value-type="percentage" office:value="0.814814814814815" calcext:value-type="percentage">
            <text:p>81.48%</text:p>
          </table:table-cell>
          <table:table-cell table:formula="of:=SUM([.T3:.T13])" office:value-type="float" office:value="25" calcext:value-type="float">
            <text:p>25</text:p>
          </table:table-cell>
          <table:table-cell table:formula="of:=SUM([.U3:.U13])" office:value-type="float" office:value="70" calcext:value-type="float">
            <text:p>70</text:p>
          </table:table-cell>
          <table:table-cell table:number-columns-repeated="999"/>
        </table:table-row>
        <table:table-row table:style-name="ro3" table:number-rows-repeated="1048557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10:03:17.0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11S</meta:editing-duration>
    <meta:editing-cycles>18</meta:editing-cycles>
    <meta:generator>LibreOffice/6.1.3.2$Windows_X86_64 LibreOffice_project/86daf60bf00efa86ad547e59e09d6bb77c699acb</meta:generator>
    <dc:date>2019-02-03T10:03:33.028000000</dc:date>
    <meta:document-statistic meta:table-count="3" meta:cell-count="265" meta:object-count="0"/>
    <meta:user-defined meta:name="Info 1"/>
    <meta:user-defined meta:name="Info 2"/>
    <meta:user-defined meta:name="Info 3"/>
    <meta:user-defined meta:name="Info 4"/>
  </office:meta>
</office:document-meta>
</file>